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6900000078647D85B44F0C34F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ans-serif"/>
    <style:font-face style:name="Droid Sans Mono" svg:font-family="'Droid Sans Mono', monospace, monospace, 'Droid Sans Fallback'"/>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7.191cm" fo:margin-left="0cm" fo:margin-top="0cm" fo:margin-bottom="0cm" table:align="left"/>
    </style:style>
    <style:style style:name="Table1.A" style:family="table-column">
      <style:table-column-properties style:column-width="17.191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7.191cm" fo:margin-left="0cm" fo:margin-top="0cm" fo:margin-bottom="0cm" table:align="left"/>
    </style:style>
    <style:style style:name="Table2.A" style:family="table-column">
      <style:table-column-properties style:column-width="17.19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7.191cm" fo:margin-left="0cm" fo:margin-top="0cm" fo:margin-bottom="0cm" table:align="left"/>
    </style:style>
    <style:style style:name="Table3.A" style:family="table-column">
      <style:table-column-properties style:column-width="17.191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7.191cm" fo:margin-left="0cm" fo:margin-top="0cm" fo:margin-bottom="0cm" table:align="left"/>
    </style:style>
    <style:style style:name="Table4.A" style:family="table-column">
      <style:table-column-properties style:column-width="17.191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7.191cm" fo:margin-left="0cm" fo:margin-top="0cm" fo:margin-bottom="0cm" table:align="left"/>
    </style:style>
    <style:style style:name="Table5.A" style:family="table-column">
      <style:table-column-properties style:column-width="17.191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6" style:family="table">
      <style:table-properties style:width="17.191cm" fo:margin-left="0cm" fo:margin-top="0cm" fo:margin-bottom="0cm" table:align="left"/>
    </style:style>
    <style:style style:name="Table6.A" style:family="table-column">
      <style:table-column-properties style:column-width="17.191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7" style:family="table">
      <style:table-properties style:width="17.191cm" fo:margin-left="0cm" fo:margin-top="0cm" fo:margin-bottom="0cm" table:align="left"/>
    </style:style>
    <style:style style:name="Table7.A" style:family="table-column">
      <style:table-column-properties style:column-width="17.191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8" style:family="table">
      <style:table-properties style:width="17.191cm" fo:margin-left="0cm" fo:margin-top="0cm" fo:margin-bottom="0cm" table:align="left"/>
    </style:style>
    <style:style style:name="Table8.A" style:family="table-column">
      <style:table-column-properties style:column-width="17.191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a1" style:family="table">
      <style:table-properties style:width="17.191cm" fo:margin-left="0cm" fo:margin-top="0cm" fo:margin-bottom="0cm" table:align="left"/>
    </style:style>
    <style:style style:name="Tabla1.A" style:family="table-column">
      <style:table-column-properties style:column-width="17.191cm"/>
    </style:style>
    <style:style style:name="Tabla1.1" style:family="table-row">
      <style:table-row-properties fo:keep-together="auto"/>
    </style:style>
    <style:style style:name="Tabla1.A1" style:family="table-cell">
      <style:table-cell-properties style:vertical-align="" fo:padding="0.176cm" fo:border="1pt solid #000000"/>
    </style:style>
    <style:style style:name="P1" style:family="paragraph" style:parent-style-name="Standard">
      <style:text-properties officeooo:paragraph-rsid="00259d0f"/>
    </style:style>
    <style:style style:name="P2" style:family="paragraph" style:parent-style-name="Standard">
      <style:paragraph-properties fo:text-align="end" style:justify-single-word="false"/>
    </style:style>
    <style:style style:name="P3" style:family="paragraph" style:parent-style-name="Standard">
      <style:paragraph-properties fo:margin-top="0cm" fo:margin-bottom="0cm" loext:contextual-spacing="false" fo:line-height="115%" fo:text-align="center" style:justify-single-word="false" fo:orphans="0" fo:widows="0"/>
      <style:text-properties style:font-name="Arial" fo:font-size="11pt" style:font-name-asian="Arial1" style:font-size-asian="11pt" style:font-name-complex="Arial1" style:font-size-complex="11pt"/>
    </style:style>
    <style:style style:name="P4" style:family="paragraph" style:parent-style-name="Standard">
      <style:paragraph-properties fo:margin-top="0cm" fo:margin-bottom="0cm" loext:contextual-spacing="false" fo:line-height="100%" fo:text-align="start" style:justify-single-word="false" fo:orphans="0" fo:widows="0"/>
      <style:text-properties style:font-name="Arial" fo:font-size="10pt" style:font-name-asian="Arial1" style:font-size-asian="10pt" style:font-name-complex="Arial1" style:font-size-complex="10pt"/>
    </style:style>
    <style:style style:name="P5" style:family="paragraph" style:parent-style-name="Standard">
      <style:paragraph-properties fo:margin-top="0cm" fo:margin-bottom="0cm" loext:contextual-spacing="false" fo:line-height="100%" fo:text-align="center" style:justify-single-word="false" fo:orphans="0" fo:widows="0"/>
      <style:text-properties style:font-name="Arial" fo:font-size="10pt" fo:font-weight="bold" style:font-name-asian="Arial1" style:font-size-asian="10pt" style:font-weight-asian="bold" style:font-name-complex="Arial1" style:font-size-complex="10pt"/>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line-height="100%" fo:text-align="start" style:justify-single-word="false" fo:orphans="0" fo:widows="0"/>
    </style:style>
    <style:style style:name="P8" style:family="paragraph" style:parent-style-name="Standard">
      <style:paragraph-properties fo:margin-top="0cm" fo:margin-bottom="0cm" loext:contextual-spacing="false" fo:line-height="100%" fo:text-align="start" style:justify-single-word="false" fo:orphans="0" fo:widows="0"/>
      <style:text-properties style:font-name="Consolas" fo:font-size="10pt" style:font-name-asian="Consolas1" style:font-size-asian="10pt" style:font-name-complex="Consolas1" style:font-size-complex="10pt"/>
    </style:style>
    <style:style style:name="P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1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259d0f"/>
    </style:style>
    <style:style style:name="P1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800080" style:font-name="Consolas" fo:font-size="10pt" officeooo:rsid="002060a3" officeooo:paragraph-rsid="002060a3" fo:background-color="#ffffff" style:font-name-asian="Consolas1" style:font-size-asian="10pt" style:font-name-complex="Consolas1" style:font-size-complex="10pt"/>
    </style:style>
    <style:style style:name="P12"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800080" style:font-name="Consolas" fo:font-size="10pt" fo:background-color="#ffffff" style:font-name-asian="Consolas1" style:font-size-asian="10pt" style:font-name-complex="Consolas1" style:font-size-complex="10pt"/>
    </style:style>
    <style:style style:name="P13"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800080" style:font-name="Consolas" fo:font-size="10pt" officeooo:rsid="001d08e4" officeooo:paragraph-rsid="001d08e4" fo:background-color="#ffffff" style:font-name-asian="Consolas1" style:font-size-asian="10pt" style:font-name-complex="Consolas1" style:font-size-complex="10pt"/>
    </style:style>
    <style:style style:name="P1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800080" style:font-name="Consolas" fo:font-size="10pt" officeooo:rsid="002060a3" officeooo:paragraph-rsid="002060a3" fo:background-color="#ffffff" style:font-name-asian="Consolas1" style:font-size-asian="10pt" style:font-name-complex="Consolas1" style:font-size-complex="10pt"/>
    </style:style>
    <style:style style:name="P1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officeooo:paragraph-rsid="002060a3"/>
    </style:style>
    <style:style style:name="P16"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officeooo:paragraph-rsid="002220a7"/>
    </style:style>
    <style:style style:name="P17"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officeooo:paragraph-rsid="00259329"/>
    </style:style>
    <style:style style:name="P1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officeooo:paragraph-rsid="00259d0f"/>
    </style:style>
    <style:style style:name="P1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officeooo:rsid="00239d3b" officeooo:paragraph-rsid="00239d3b"/>
    </style:style>
    <style:style style:name="P20"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fo:padding="0cm" fo:border="none"/>
    </style:style>
    <style:style style:name="P21" style:family="paragraph" style:parent-style-name="Preformatted_20_Text">
      <style:paragraph-properties fo:margin-left="0cm" fo:margin-right="0cm" fo:margin-top="0cm" fo:margin-bottom="0.499cm" loext:contextual-spacing="false" fo:line-height="100%" fo:text-align="start" style:justify-single-word="false" fo:keep-together="auto" fo:orphans="0" fo:widows="0" fo:text-indent="0cm" style:auto-text-indent="false" fo:padding="0cm" fo:border="none" fo:keep-with-next="auto"/>
      <style:text-properties officeooo:rsid="00259d0f" officeooo:paragraph-rsid="00259d0f"/>
    </style:style>
    <style:style style:name="P22" style:family="paragraph" style:parent-style-name="Heading_20_2">
      <style:text-properties officeooo:paragraph-rsid="00259d0f"/>
    </style:style>
    <style:style style:name="P23" style:family="paragraph" style:parent-style-name="Preformatted_20_Text">
      <style:paragraph-properties fo:margin-top="0cm" fo:margin-bottom="0.499cm" loext:contextual-spacing="false"/>
    </style:style>
    <style:style style:name="P24" style:family="paragraph" style:parent-style-name="Preformatted_20_Text">
      <style:paragraph-properties fo:margin-top="0cm" fo:margin-bottom="0.499cm" loext:contextual-spacing="false"/>
      <style:text-properties officeooo:rsid="00259329" officeooo:paragraph-rsid="00259329"/>
    </style:style>
    <style:style style:name="P25" style:family="paragraph" style:parent-style-name="Preformatted_20_Text">
      <style:paragraph-properties fo:margin-top="0cm" fo:margin-bottom="0.499cm" loext:contextual-spacing="false"/>
      <style:text-properties officeooo:rsid="00259d0f" officeooo:paragraph-rsid="00259d0f"/>
    </style:style>
    <style:style style:name="P26" style:family="paragraph" style:parent-style-name="Standard">
      <style:text-properties fo:font-weight="bold" style:font-weight-asian="bold"/>
    </style:style>
    <style:style style:name="P2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ce9178" style:font-name="Consolas" fo:font-size="10pt" fo:font-weight="normal" fo:background-color="#ffffff"/>
    </style:style>
    <style:style style:name="P2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ce9178" style:font-name="Consolas" fo:font-size="10pt" fo:font-weight="bold" officeooo:rsid="00239d3b" officeooo:paragraph-rsid="00239d3b" fo:background-color="#ffffff" style:font-weight-asian="bold"/>
    </style:style>
    <style:style style:name="P2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800000" style:font-name="Consolas" fo:font-size="10pt" fo:background-color="#ffffff" style:font-name-asian="Consolas1" style:font-size-asian="10pt" style:font-name-complex="Consolas1" style:font-size-complex="10pt"/>
    </style:style>
    <style:style style:name="P30"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ce9178" style:font-name="Consolas" fo:font-size="10pt" fo:font-weight="normal" fo:background-color="#ffffff"/>
    </style:style>
    <style:style style:name="P31"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ce9178" style:font-name="Consolas" fo:font-size="10pt" fo:font-weight="bold" officeooo:rsid="00239d3b" officeooo:paragraph-rsid="00239d3b" fo:background-color="#ffffff" style:font-weight-asian="bold"/>
    </style:style>
    <style:style style:name="P32"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officeooo:rsid="001f712e" officeooo:paragraph-rsid="001f712e"/>
    </style:style>
    <style:style style:name="P33"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weight="bold" officeooo:rsid="00239d3b" officeooo:paragraph-rsid="00239d3b" style:font-weight-asian="bold"/>
    </style:style>
    <style:style style:name="P3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800000" style:font-name="Consolas" fo:font-size="10pt" fo:background-color="#ffffff" style:font-name-asian="Consolas1" style:font-size-asian="10pt" style:font-name-complex="Consolas1" style:font-size-complex="10pt"/>
    </style:style>
    <style:style style:name="P3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800000" style:font-name="Consolas" fo:font-size="10pt" officeooo:paragraph-rsid="00255ed1" fo:background-color="#ffffff" style:font-name-asian="Consolas1" style:font-size-asian="10pt" style:font-name-complex="Consolas1" style:font-size-complex="10pt"/>
    </style:style>
    <style:style style:name="P36"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800000" style:font-name="Consolas" fo:font-size="10pt" officeooo:paragraph-rsid="00259329" fo:background-color="#ffffff" style:font-name-asian="Consolas1" style:font-size-asian="10pt" style:font-name-complex="Consolas1" style:font-size-complex="10pt"/>
    </style:style>
    <style:style style:name="P37"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800000" style:font-name="Consolas" fo:font-size="10pt" officeooo:rsid="0027d02b" officeooo:paragraph-rsid="0027d02b" fo:background-color="#ffffff" style:font-name-asian="Consolas1" style:font-size-asian="10pt" style:font-name-complex="Consolas1" style:font-size-complex="10pt"/>
    </style:style>
    <style:style style:name="P38" style:family="paragraph" style:parent-style-name="Heading_20_1" style:master-page-name="First_20_Page">
      <style:paragraph-properties style:page-number="1"/>
    </style:style>
    <style:style style:name="P39" style:family="paragraph" style:parent-style-name="Heading_20_2">
      <style:text-properties fo:font-weight="bold" style:font-weight-asian="bold"/>
    </style:style>
    <style:style style:name="T1" style:family="text">
      <style:text-properties style:font-name="Consolas" fo:font-size="10pt" fo:font-weight="bold" style:font-name-asian="Consolas1" style:font-size-asian="10pt" style:font-weight-asian="bold" style:font-name-complex="Consolas1" style:font-size-complex="10pt"/>
    </style:style>
    <style:style style:name="T2" style:family="text">
      <style:text-properties style:font-name="Consolas" fo:font-size="10pt" fo:font-weight="bold" officeooo:rsid="002ae4c4" style:font-name-asian="Consolas1" style:font-size-asian="10pt" style:font-weight-asian="bold" style:font-name-complex="Consolas1" style:font-size-complex="10pt"/>
    </style:style>
    <style:style style:name="T3" style:family="text">
      <style:text-properties style:font-name="Consolas" fo:font-size="10pt" style:font-name-asian="Consolas1" style:font-size-asian="10pt" style:font-name-complex="Consolas1" style:font-size-complex="10pt"/>
    </style:style>
    <style:style style:name="T4" style:family="text">
      <style:text-properties style:font-name="Consolas" fo:font-size="10pt" officeooo:rsid="002ae4c4" style:font-name-asian="Consolas1" style:font-size-asian="10pt" style:font-name-complex="Consolas1" style:font-size-complex="10pt"/>
    </style:style>
    <style:style style:name="T5" style:family="text">
      <style:text-properties fo:font-weight="bold" style:font-weight-asian="bold"/>
    </style:style>
    <style:style style:name="T6" style:family="text">
      <style:text-properties fo:color="#800000" style:font-name="Consolas" fo:font-size="10pt" fo:background-color="#ffffff" loext:char-shading-value="0" style:font-name-asian="Consolas1" style:font-size-asian="10pt" style:font-name-complex="Consolas1" style:font-size-complex="10pt"/>
    </style:style>
    <style:style style:name="T7" style:family="text">
      <style:text-properties fo:color="#800000" style:font-name="Consolas" fo:font-size="10pt" fo:font-weight="bold" fo:background-color="#ffffff" loext:char-shading-value="0" style:font-name-asian="Consolas1" style:font-size-asian="10pt" style:font-name-complex="Consolas1" style:font-size-complex="10pt"/>
    </style:style>
    <style:style style:name="T8" style:family="text">
      <style:text-properties fo:color="#800000" style:font-name="Consolas" fo:font-size="10pt" fo:font-weight="bold" officeooo:rsid="00259d0f" fo:background-color="#ffffff" loext:char-shading-value="0" style:font-name-asian="Consolas1" style:font-size-asian="10pt" style:font-name-complex="Consolas1" style:font-size-complex="10pt"/>
    </style:style>
    <style:style style:name="T9" style:family="text">
      <style:text-properties fo:color="#800080" style:font-name="Consolas" fo:font-size="10pt" officeooo:rsid="002060a3" fo:background-color="#ffffff" loext:char-shading-value="0" style:font-name-asian="Consolas1" style:font-size-asian="10pt" style:font-name-complex="Consolas1" style:font-size-complex="10pt"/>
    </style:style>
    <style:style style:name="T10" style:family="text">
      <style:text-properties fo:color="#800080" style:font-name="Consolas" fo:font-size="10pt" officeooo:rsid="002220a7" fo:background-color="#ffffff" loext:char-shading-value="0" style:font-name-asian="Consolas1" style:font-size-asian="10pt" style:font-name-complex="Consolas1" style:font-size-complex="10pt"/>
    </style:style>
    <style:style style:name="T11" style:family="text">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Calibri1" fo:font-size="12pt" fo:font-style="normal" style:text-underline-style="none" fo:font-weight="normal" officeooo:rsid="002060a3" style:text-blinking="false" fo:background-color="transparent" loext:char-shading-value="0"/>
    </style:style>
    <style:style style:name="T13" style:family="text">
      <style:text-properties fo:font-variant="normal" fo:text-transform="none" fo:color="#000000" style:text-line-through-style="none" style:text-line-through-type="none" fo:font-size="12pt" fo:font-style="normal" style:text-underline-style="none" fo:font-weight="bold" officeooo:rsid="002060a3" style:text-blinking="false" fo:background-color="transparent" loext:char-shading-value="0"/>
    </style:style>
    <style:style style:name="T14" style:family="text">
      <style:text-properties fo:font-variant="normal" fo:text-transform="none" fo:color="#000000" style:text-line-through-style="none" style:text-line-through-type="none" fo:font-size="12pt" fo:font-style="normal" style:text-underline-style="none" fo:font-weight="normal" officeooo:rsid="002060a3" style:text-blinking="false" fo:background-color="transparent" loext:char-shading-value="0"/>
    </style:style>
    <style:style style:name="T15" style:family="text">
      <style:text-properties style:text-underline-style="solid" style:text-underline-width="auto" style:text-underline-color="font-color"/>
    </style:style>
    <style:style style:name="T16" style:family="text">
      <style:text-properties officeooo:rsid="00259d0f"/>
    </style:style>
    <style:style style:name="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bookmark text:name="Ejercicio-2.2---Buffering"/>Ejercicio 2.2 - Buffering</text:p>
      <text:p text:style-name="Heading_20_2"><text:bookmark text:name="Cuestiones1"/>Cuestiones</text:p>
      <text:p text:style-name="Text_20_body"><text:span text:style-name="Strong_20_Emphasis">Cuestión 1 - /dev/zero.</text:span> ¿Qué funcionalidad tiene el fichero de dispositivo <text:span text:style-name="Source_20_Text">/dev/zero</text:span>?, ¿qué ocurre cuando leemos de él?, ¿y si escribimos?</text:p>
      <table:table table:name="Table1" table:style-name="Table1">
        <table:table-column table:style-name="Table1.A"/>
        <table:table-row table:style-name="Table1.1">
          <table:table-cell table:style-name="Table1.A1" office:value-type="string">
            <text:p text:style-name="P20"><text:span text:style-name="Teletype"><text:span text:style-name="T13">Es</text:span></text:span><text:span text:style-name="T11"> un </text:span><text:a xlink:type="simple" xlink:href="https://es.wikipedia.org/wiki/Archivo_(informática)" text:style-name="Internet_20_link" text:visited-style-name="Visited_20_Internet_20_Link">a</text:a><text:span text:style-name="T12">rchivo</text:span><text:span text:style-name="T11"> especial que provee tantos caracteres </text:span><text:span text:style-name="T12">null como se lean de el.</text:span></text:p>
            <text:p text:style-name="P20"><text:span text:style-name="T12">Todas las escrituras a </text:span><text:span text:style-name="Teletype"><text:span text:style-name="T14">/dev/zero</text:span></text:span><text:span text:style-name="T12"> ocurren sin ningún efecto.</text:span></text:p>
            <text:p text:style-name="P20"><text:span text:style-name="T12">Todas las lecturas a </text:span><text:span text:style-name="Teletype"><text:span text:style-name="T14">/dev/zero</text:span></text:span><text:span text:style-name="T12"> retornan tantos caracteres NULLs como sean requeridos.</text:span></text:p>
            <text:p text:style-name="P9"/>
          </table:table-cell>
        </table:table-row>
      </table:table>
      <text:p text:style-name="Standard"/>
      <text:p text:style-name="Standard"/>
      <text:p text:style-name="Standard"><text:span text:style-name="Strong_20_Emphasis">Cuestión 2 - Copia con dd.</text:span> Consulta el manual de la orden <text:span text:style-name="Source_20_Text">dd</text:span>. A continuación, ejecuta la orden:</text:p>
      <text:p text:style-name="Preformatted_20_Text">BS=128</text:p>
      <text:p text:style-name="P23">dd if=/dev/zero of=salida.bin bs=${BS} count=$(( 16*1024*1024 / BS ))</text:p>
      <text:p text:style-name="P23">¿Qué hace esa orden?</text:p>
      <table:table table:name="Table2" table:style-name="Table2">
        <table:table-column table:style-name="Table2.A"/>
        <table:table-row table:style-name="Table2.1">
          <table:table-cell table:style-name="Table2.A1" office:value-type="string">
            <text:p text:style-name="P11">Hace una copia dese el archivo origen if= al destino of=</text:p>
            <text:p text:style-name="P14">Copia count bloques de Tamaño BS.</text:p>
          </table:table-cell>
        </table:table-row>
      </table:table>
      <text:p text:style-name="Standard"/>
      <text:p text:style-name="Standard"><text:span text:style-name="Strong_20_Emphasis">Cuestión 3 - Más con dd.</text:span> Prueba nuevamente la orden anterior pero dando valores BS = 1, 128, 512, 1024, 2048, 2200, 4096, 5000. Anota el tiempo de ejecución de cada prueba y trata de explicar las diferencias en el tiempo de ejecución.</text:p>
      <table:table table:name="Table3" table:style-name="Table3">
        <table:table-column table:style-name="Table3.A"/>
        <table:table-row table:style-name="Table3.1">
          <table:table-cell table:style-name="Table3.A1" office:value-type="string">
            <text:p text:style-name="P15"><text:span text:style-name="Source_20_Text"><text:span text:style-name="T9">BS=1</text:span></text:span></text:p>
            <text:p text:style-name="P15"><text:span text:style-name="Source_20_Text"><text:span text:style-name="T9">16777216+0 registros leídos</text:span></text:span></text:p>
            <text:p text:style-name="P15"><text:span text:style-name="Source_20_Text"><text:span text:style-name="T9">16777216+0 registros escritos</text:span></text:span></text:p>
            <text:p text:style-name="P15"><text:span text:style-name="Source_20_Text"><text:span text:style-name="T9">16777216 bytes (17 MB, 16 MiB) copied, 27,0921 s, 619 kB/s</text:span></text:span></text:p>
            <text:p text:style-name="P15"><text:span text:style-name="Source_20_Text"><text:span text:style-name="T9">BS=128</text:span></text:span></text:p>
            <text:p text:style-name="P15"><text:span text:style-name="Source_20_Text"><text:span text:style-name="T9">131072+0 registros leídos</text:span></text:span></text:p>
            <text:p text:style-name="P15"><text:span text:style-name="Source_20_Text"><text:span text:style-name="T9">131072+0 registros escritos</text:span></text:span></text:p>
            <text:p text:style-name="P15"><text:span text:style-name="Source_20_Text"><text:span text:style-name="T9">16777216 bytes (17 MB, 16 MiB) copied, 0,232671 s, 72,1 MB/s</text:span></text:span></text:p>
            <text:p text:style-name="P15"><text:soft-page-break/><text:span text:style-name="Source_20_Text"><text:span text:style-name="T9">BS=512</text:span></text:span></text:p>
            <text:p text:style-name="P15"><text:span text:style-name="Source_20_Text"><text:span text:style-name="T9">32768+0 registros leídos</text:span></text:span></text:p>
            <text:p text:style-name="P15"><text:span text:style-name="Source_20_Text"><text:span text:style-name="T9">32768+0 registros escritos</text:span></text:span></text:p>
            <text:p text:style-name="P15"><text:span text:style-name="Source_20_Text"><text:span text:style-name="T9">16777216 bytes (17 MB, 16 MiB) copied, 0,0701229 s, 239 MB/s</text:span></text:span></text:p>
            <text:p text:style-name="P15"><text:span text:style-name="Source_20_Text"><text:span text:style-name="T9">BS=1024</text:span></text:span></text:p>
            <text:p text:style-name="P15"><text:span text:style-name="Source_20_Text"><text:span text:style-name="T9">16384+0 registros leídos</text:span></text:span></text:p>
            <text:p text:style-name="P15"><text:span text:style-name="Source_20_Text"><text:span text:style-name="T9">16384+0 registros escritos</text:span></text:span></text:p>
            <text:p text:style-name="P15"><text:span text:style-name="Source_20_Text"><text:span text:style-name="T9">16777216 bytes (17 MB, 16 MiB) copied, 0,0446253 s, 376 MB/s</text:span></text:span></text:p>
            <text:p text:style-name="P15"><text:span text:style-name="Source_20_Text"><text:span text:style-name="T9">BS=2048</text:span></text:span></text:p>
            <text:p text:style-name="P15"><text:span text:style-name="Source_20_Text"><text:span text:style-name="T9">8192+0 registros leídos</text:span></text:span></text:p>
            <text:p text:style-name="P15"><text:span text:style-name="Source_20_Text"><text:span text:style-name="T9">8192+0 registros escritos</text:span></text:span></text:p>
            <text:p text:style-name="P15"><text:span text:style-name="Source_20_Text"><text:span text:style-name="T9">16777216 bytes (17 MB, 16 MiB) copied, 0,0506898 s, 331 MB/s</text:span></text:span></text:p>
            <text:p text:style-name="P16"><text:span text:style-name="Source_20_Text"><text:span text:style-name="T10">BS=2200</text:span></text:span></text:p>
            <text:p text:style-name="P16"><text:span text:style-name="Source_20_Text"><text:span text:style-name="T10">7626+0 registros leídos</text:span></text:span></text:p>
            <text:p text:style-name="P16"><text:span text:style-name="Source_20_Text"><text:span text:style-name="T10">7626+0 registros escritos</text:span></text:span></text:p>
            <text:p text:style-name="P16"><text:span text:style-name="Source_20_Text"><text:span text:style-name="T10">16777200 bytes (17 MB, 16 MiB) copied, 0,0332291 s, 505 MB/s</text:span></text:span></text:p>
            <text:p text:style-name="P16"><text:span text:style-name="Source_20_Text"><text:span text:style-name="T10">BS=4096</text:span></text:span></text:p>
            <text:p text:style-name="P16"><text:span text:style-name="Source_20_Text"><text:span text:style-name="T10">4096+0 registros leídos</text:span></text:span></text:p>
            <text:p text:style-name="P16"><text:span text:style-name="Source_20_Text"><text:span text:style-name="T10">4096+0 registros escritos</text:span></text:span></text:p>
            <text:p text:style-name="P16"><text:span text:style-name="Source_20_Text"><text:span text:style-name="T10">16777216 bytes (17 MB, 16 MiB) copied, 0,0240935 s, 696 MB/s</text:span></text:span></text:p>
            <text:p text:style-name="P16"><text:span text:style-name="Source_20_Text"><text:span text:style-name="T10">BS=5000</text:span></text:span></text:p>
            <text:p text:style-name="P16"><text:span text:style-name="Source_20_Text"><text:span text:style-name="T10">3355+0 registros leídos</text:span></text:span></text:p>
            <text:p text:style-name="P16"><text:span text:style-name="Source_20_Text"><text:span text:style-name="T10">3355+0 registros escritos</text:span></text:span></text:p>
            <text:p text:style-name="P16"><text:span text:style-name="Source_20_Text"><text:span text:style-name="T10">16775000 bytes (17 MB, 16 MiB) copied, 0,0255293 s, 657 MB/s</text:span></text:span></text:p>
            <text:p text:style-name="P19">Cuanto mayor sea el bloque(BS), menos tarda en hacer la copia porque el numero de bloques que tiene que copia(count) se reduce.</text:p>
            <text:p text:style-name="P13"/>
            <text:p text:style-name="P12"/>
          </table:table-cell>
        </table:table-row>
      </table:table>
      <text:p text:style-name="Standard"/>
      <text:p text:style-name="Heading_20_2"><text:bookmark text:name="Ejercicios---E/S-síncrona"/>Ejercicios - E/S síncrona</text:p>
      <text:p text:style-name="Standard"><text:span text:style-name="Strong_20_Emphasis">Ejercicio 1 - copia.c</text:span> Considera nuevamente el código de copia <text:span text:style-name="Source_20_Text">rw.c</text:span> implementado en la hoja anterior. Realiza la apertura del fichero en el que se escribirá con el flag <text:span text:style-name="Source_20_Text">O_SYNC</text:span> y compara los tiempos con los observados anteriormente usando distintos tamaños de lectura/escritura (usa como entrada el fichero <text:span text:style-name="Source_20_Text">salida.bin</text:span> generado en el apartado anterior). Usa también el flag en el fichero de entrada.</text:p>
      <table:table table:name="Table4" table:style-name="Table4">
        <table:table-column table:style-name="Table4.A"/>
        <table:table-row table:style-name="Table4.1">
          <table:table-cell table:style-name="Table4.A1" office:value-type="string">
            <text:p text:style-name="P27">#include &lt;sys/types.h&gt;</text:p>
            <text:p text:style-name="P30">#include &lt;sys/stat.h&gt;</text:p>
            <text:p text:style-name="P30">#include &lt;fcntl.h&gt;</text:p>
            <text:p text:style-name="P30">#include &lt;stdio.h&gt;</text:p>
            <text:p text:style-name="P30">#include &lt;stdlib.h&gt;</text:p>
            <text:p text:style-name="P30">#include &lt;unistd.h&gt;</text:p>
            <text:p text:style-name="P30"/>
            <text:p text:style-name="P30"/>
            <text:p text:style-name="P30">#ifndef TAM_BLOQUE</text:p>
            <text:p text:style-name="P30">#define TAM_BLOQUE 1</text:p>
            <text:p text:style-name="P30">#endif </text:p>
            <text:p text:style-name="P30"/>
            <text:p text:style-name="P30">// declarar array para almacenar los bytes leidos</text:p>
            <text:p text:style-name="P30">char *buff[TAM_BLOQUE];</text:p>
            <text:p text:style-name="P30"/>
            <text:p text:style-name="P30">int main(int argc, char *argv[]) {</text:p>
            <text:p text:style-name="P30"/>
            <text:p text:style-name="P30"><text:s text:c="2"/>int <text:s text:c="2"/>fdo, fdd,n;</text:p>
            <text:p text:style-name="P30"><text:soft-page-break/><text:s text:c="2"/>char <text:s/>c;</text:p>
            <text:p text:style-name="P30"/>
            <text:p text:style-name="P30"><text:s text:c="3"/>// mantener este fichero para pruebas iniciales.</text:p>
            <text:p text:style-name="P30"><text:s text:c="2"/>// cambiar por uno mayor para medir tiempos</text:p>
            <text:p text:style-name="P30"><text:s text:c="2"/>fdo = open(argv[1], O_RDONLY);</text:p>
            <text:p text:style-name="P30"/>
            <text:p text:style-name="P30"><text:s text:c="2"/>if( fdo == -1 ) {</text:p>
            <text:p text:style-name="P30"><text:s text:c="4"/>perror("open"); </text:p>
            <text:p text:style-name="P30"><text:s text:c="4"/>exit(1);</text:p>
            <text:p text:style-name="P30"><text:s text:c="2"/>}</text:p>
            <text:p text:style-name="P30"/>
            <text:p text:style-name="P30"><text:s text:c="2"/>// Abrir fichero destino para escritura</text:p>
            <text:p text:style-name="P30"><text:s text:c="2"/>fdd = open (argv[2],O_CREAT|O_WRONLY|O_TRUNC|O_SYNC, 0660);</text:p>
            <text:p text:style-name="P30"><text:s text:c="2"/>if (fdd == -1) {</text:p>
            <text:p text:style-name="P30"><text:s text:c="2"/>}</text:p>
            <text:p text:style-name="P30"/>
            <text:p text:style-name="P30"><text:s text:c="2"/>printf("Comienza la copia con TAM_BLOQUE=%d bytes\n", TAM_BLOQUE); </text:p>
            <text:p text:style-name="P30"><text:s text:c="2"/>// Incluir las llamadas de temporizacion de vuestra libreria (start...)</text:p>
            <text:p text:style-name="P30"><text:s text:c="2"/>// Bucle de copia: leer TAM_BLOQUE btyes por llamada. Escribir lo leido</text:p>
            <text:p text:style-name="P30"><text:s text:c="2"/>int i = 0;</text:p>
            <text:p text:style-name="P30"><text:s text:c="4"/>while((n=read(fdo,buff, TAM_BLOQUE)) &gt; 0) {</text:p>
            <text:p text:style-name="P30"><text:s text:c="9"/>if (write(fdd, buff, n) != n) {</text:p>
            <text:p text:style-name="P30"><text:s text:c="10"/><text:tab/>perror("Error en write");</text:p>
            <text:p text:style-name="P30"><text:tab/> <text:s text:c="6"/>} </text:p>
            <text:p text:style-name="P30"><text:s text:c="4"/>} <text:s text:c="7"/></text:p>
            <text:p text:style-name="P30"><text:s text:c="2"/>if (n == -1) </text:p>
            <text:p text:style-name="P30"><text:s text:c="4"/>perror("read");</text:p>
            <text:p text:style-name="P30"><text:s text:c="2"/>close(fdo);</text:p>
            <text:p text:style-name="P30"/>
            <text:p text:style-name="P30"><text:s text:c="2"/>return 1;</text:p>
            <text:p text:style-name="P30">}</text:p>
            <text:p text:style-name="P32"><text:s/></text:p>
          </table:table-cell>
        </table:table-row>
      </table:table>
      <text:p text:style-name="Standard"/>
      <text:p text:style-name="Heading_20_2"><text:bookmark text:name="Ejercicios---Mapeo-de-ficheros-en-memoria"/>Ejercicios - Mapeo de ficheros en memoria</text:p>
      <text:p text:style-name="Standard"><text:span text:style-name="Strong_20_Emphasis">Ejercicio 2 - mmap.c</text:span> Escribe un programa llamada <text:span text:style-name="Source_20_Text">mmap.c</text:span> que mapee los 200 primeros bytes de un fichero de texto existente (puedes crear uno copiando cualquier código fuente en un nuevo fichero) a memoria. Si el fichero fuese menor de 200 bytes, se mapeará el fichero completo. Posteriormente, se pasará a mayúsculas todo el texto del fichero.</text:p>
      <table:table table:name="Table5" table:style-name="Table5">
        <table:table-column table:style-name="Table5.A"/>
        <table:table-row table:style-name="Table5.1">
          <table:table-cell table:style-name="Table5.A1" office:value-type="string">
            <text:p text:style-name="P28"/>
            <text:p text:style-name="P31">#include &lt;sys/types.h&gt;</text:p>
            <text:p text:style-name="P31">#include &lt;sys/stat.h&gt;</text:p>
            <text:p text:style-name="P31">#include &lt;fcntl.h&gt;</text:p>
            <text:p text:style-name="P31">#include &lt;stdio.h&gt;</text:p>
            <text:p text:style-name="P31">#include &lt;stdlib.h&gt;</text:p>
            <text:p text:style-name="P31">#include &lt;unistd.h&gt;</text:p>
            <text:p text:style-name="P31">#include &lt;sys/mman.h&gt; </text:p>
            <text:p text:style-name="P31">#include &lt;ctype.h&gt;</text:p>
            <text:p text:style-name="P31"/>
            <text:p text:style-name="P31"/>
            <text:p text:style-name="P31"/>
            <text:p text:style-name="P31">int main(int argc, char* argv[]) {</text:p>
            <text:p text:style-name="P31"><text:s text:c="2"/>int fd;</text:p>
            <text:p text:style-name="P31"><text:s text:c="2"/>struct stat buf;</text:p>
            <text:p text:style-name="P31"><text:soft-page-break/><text:s text:c="2"/>size_t mapSize;</text:p>
            <text:p text:style-name="P31"><text:s text:c="2"/>char *texto;</text:p>
            <text:p text:style-name="P31"><text:s text:c="2"/>int i;</text:p>
            <text:p text:style-name="P31"/>
            <text:p text:style-name="P31"><text:s text:c="2"/>if(argc!=3) {</text:p>
            <text:p text:style-name="P31"><text:s text:c="4"/>printf("Error. Uso: %s nomFich\n", argv[0]);</text:p>
            <text:p text:style-name="P31"><text:s text:c="4"/>exit(-1);</text:p>
            <text:p text:style-name="P31"><text:s text:c="2"/>}</text:p>
            <text:p text:style-name="P31"/>
            <text:p text:style-name="P31"><text:s text:c="2"/>if((fd = open(argv[1], O_RDWR)) == -1) {</text:p>
            <text:p text:style-name="P31"><text:s text:c="4"/>perror("Fallo en open fd");</text:p>
            <text:p text:style-name="P31"><text:s text:c="4"/>exit(-1);</text:p>
            <text:p text:style-name="P31"><text:s text:c="2"/>}</text:p>
            <text:p text:style-name="P31"/>
            <text:p text:style-name="P31"><text:s text:c="2"/>//Usar fstat para obtener informacion del fichero.</text:p>
            <text:p text:style-name="P31"><text:s text:c="2"/>if(fstat(fd,&amp;buf) == -1) {</text:p>
            <text:p text:style-name="P31"><text:tab/>perror("Fallo en fstat");</text:p>
            <text:p text:style-name="P31"><text:tab/>close(fd);</text:p>
            <text:p text:style-name="P31"><text:tab/>exit(-1);</text:p>
            <text:p text:style-name="P31"><text:s text:c="3"/>} </text:p>
            <text:p text:style-name="P31"/>
            <text:p text:style-name="P31"><text:s text:c="3"/>//2. Comprobar que es un fichero regular</text:p>
            <text:p text:style-name="P31"><text:s text:c="3"/>if(!S_ISREG(buf.st_mode)) {</text:p>
            <text:p text:style-name="P31"><text:s text:c="4"/>fprintf(stderr, "%s no es un directorio.\n", argv[1]);</text:p>
            <text:p text:style-name="P31"><text:s text:c="4"/>exit(1);</text:p>
            <text:p text:style-name="P31"><text:s text:c="2"/>}</text:p>
            <text:p text:style-name="P31"/>
            <text:p text:style-name="P31"><text:s text:c="2"/>//Obtener el tamaño del fichero</text:p>
            <text:p text:style-name="P31"><text:s text:c="2"/>mapSize = buf.st_size;</text:p>
            <text:p text:style-name="P31"><text:s text:c="2"/>if(mapSize &gt; 200){</text:p>
            <text:p text:style-name="P31"><text:s text:c="4"/>mapSize = 200;</text:p>
            <text:p text:style-name="P31"><text:s text:c="2"/>}</text:p>
            <text:p text:style-name="P31"/>
            <text:p text:style-name="P31"><text:s text:c="2"/>if(!(texto= mmap(0,mapSize, PROT_READ, MAP_PRIVATE, fd, 0))) { </text:p>
            <text:p text:style-name="P31"><text:s text:c="5"/>printf ("mmap error for input%s aaa",texto);</text:p>
            <text:p text:style-name="P31"><text:s text:c="5"/>return 0;</text:p>
            <text:p text:style-name="P31"><text:s text:c="2"/>}</text:p>
            <text:p text:style-name="P31"/>
            <text:p text:style-name="P31"/>
            <text:p text:style-name="P31"><text:s text:c="2"/>for (i = 0; i &lt; mapSize; i++){</text:p>
            <text:p text:style-name="P31"><text:s text:c="4"/>texto[i] = toupper(texto[i]);</text:p>
            <text:p text:style-name="P31"><text:s text:c="2"/>}</text:p>
            <text:p text:style-name="P31"><text:s/></text:p>
            <text:p text:style-name="P31"><text:s/>for (i = 0; i &lt; mapSize; i++)</text:p>
            <text:p text:style-name="P31"><text:s text:c="4"/>printf("%c", texto[i]);</text:p>
            <text:p text:style-name="P31"/>
            <text:p text:style-name="P31"><text:s/>munmap(texto, mapSize);</text:p>
            <text:p text:style-name="P31"><text:s/>close(fd);</text:p>
            <text:p text:style-name="P31"><text:s/>return 1;</text:p>
            <text:p text:style-name="P31">}</text:p>
            <text:p text:style-name="P33"/>
            <text:p text:style-name="P33"/>
          </table:table-cell>
        </table:table-row>
      </table:table>
      <text:p text:style-name="P39"><text:bookmark text:name="Ejercicios---E/S-biblioteca"/>Ejercicios - E/S biblioteca</text:p>
      <text:p text:style-name="Standard"><text:span text:style-name="Strong_20_Emphasis">Ejercicio 3 - fcopia.c</text:span><text:span text:style-name="T5"> Una vez más, crea una nueva versión de la copia de ficheros, pero usando las llamadas de la librería estándar (</text:span><text:span text:style-name="Source_20_Text"><text:span text:style-name="T5">fopen</text:span></text:span><text:span text:style-name="T5">, </text:span><text:span text:style-name="Source_20_Text"><text:span text:style-name="T5">fread</text:span></text:span><text:span text:style-name="T5">, ...). Vuelve a realizar diversas pruebas con diferentes tamaños de lectura/escritura midiendo los tiempos. ¿Las diferencias de tiempo </text:span><text:soft-page-break/><text:span text:style-name="T5">son igual de notables cuando se usan tamaños de lectura/escritura de unos pocos bytes? Repite las pruebas incluyendo una llamada a </text:span><text:span text:style-name="Source_20_Text"><text:span text:style-name="T5">fflush(NULL)</text:span></text:span><text:span text:style-name="T5"> tras cada escritura. ¿Se producen diferencias de tiempo?</text:span></text:p>
      <table:table table:name="Table6" table:style-name="Table6">
        <table:table-column table:style-name="Table6.A"/>
        <table:table-row table:style-name="Table6.1">
          <table:table-cell table:style-name="Table6.A1" office:value-type="string">
            <text:p text:style-name="P29">#include &lt;sys/types.h&gt;</text:p>
            <text:p text:style-name="P34">#include &lt;sys/stat.h&gt;</text:p>
            <text:p text:style-name="P34">#include &lt;fcntl.h&gt;</text:p>
            <text:p text:style-name="P34">#include &lt;stdio.h&gt;</text:p>
            <text:p text:style-name="P34">#include &lt;stdlib.h&gt;</text:p>
            <text:p text:style-name="P34">#include &lt;unistd.h&gt;</text:p>
            <text:p text:style-name="P34"/>
            <text:p text:style-name="P34"/>
            <text:p text:style-name="P34"/>
            <text:p text:style-name="P35">#ifndef TAM_BLOQUE</text:p>
            <text:p text:style-name="P35">#define TAM_BLOQUE 1</text:p>
            <text:p text:style-name="P35">#endif</text:p>
            <text:p text:style-name="P35">#ifndef FFLUSH</text:p>
            <text:p text:style-name="P35">#define FFLUSH 1</text:p>
            <text:p text:style-name="P35">#endif <text:s/></text:p>
            <text:p text:style-name="P34"/>
            <text:p text:style-name="P34">// declarar array para almacenar los bytes leidos</text:p>
            <text:p text:style-name="P34">char *buff[TAM_BLOQUE];</text:p>
            <text:p text:style-name="P34"/>
            <text:p text:style-name="P34">int main(int argc, char *argv[]) {</text:p>
            <text:p text:style-name="P34"/>
            <text:p text:style-name="P34"><text:s text:c="2"/>int <text:s text:c="2"/>fdo, fdd,n;</text:p>
            <text:p text:style-name="P34"><text:s text:c="2"/>char <text:s/>c;</text:p>
            <text:p text:style-name="P34"/>
            <text:p text:style-name="P34"><text:s text:c="3"/>// mantener este fichero para pruebas iniciales.</text:p>
            <text:p text:style-name="P34"><text:s text:c="2"/>// cambiar por uno mayor para medir tiempos</text:p>
            <text:p text:style-name="P34"><text:s text:c="2"/>fdo = fopen(argv[1], "r");</text:p>
            <text:p text:style-name="P34"/>
            <text:p text:style-name="P34"><text:s text:c="2"/>if( fdo == -1 ) {</text:p>
            <text:p text:style-name="P34"><text:s text:c="4"/>perror("open"); </text:p>
            <text:p text:style-name="P34"><text:s text:c="4"/>exit(1);</text:p>
            <text:p text:style-name="P34"><text:s text:c="2"/>}</text:p>
            <text:p text:style-name="P34"/>
            <text:p text:style-name="P34"><text:s text:c="2"/>// Abrir fichero destino para escritura</text:p>
            <text:p text:style-name="P34"><text:s text:c="2"/>fdd = fopen (argv[2],"w");</text:p>
            <text:p text:style-name="P34"><text:s text:c="2"/>if (fdd == -1) {</text:p>
            <text:p text:style-name="P34"><text:s text:c="2"/>}</text:p>
            <text:p text:style-name="P34"/>
            <text:p text:style-name="P34"><text:s text:c="2"/>printf("Comienza la copia con TAM_BLOQUE=%d bytes\n", TAM_BLOQUE); </text:p>
            <text:p text:style-name="P34"><text:s text:c="2"/>// Incluir las llamadas de temporizacion de vuestra libreria (start...)</text:p>
            <text:p text:style-name="P34"><text:s text:c="2"/>// Bucle de copia: leer TAM_BLOQUE btyes por llamada. Escribir lo leido</text:p>
            <text:p text:style-name="P34"><text:s text:c="2"/>int i = 0;</text:p>
            <text:p text:style-name="P34"><text:s text:c="4"/>while((n=fread(buff,1,TAM_BLOQUE,fdo)) &gt; 0) {</text:p>
            <text:p text:style-name="P34"><text:s text:c="9"/>if (fwrite(buff, 1,n, fdd) != n) {</text:p>
            <text:p text:style-name="P34"><text:s text:c="10"/><text:tab/>perror("Error en write");</text:p>
            <text:p text:style-name="P34"><text:tab/> <text:s text:c="6"/>} </text:p>
            <text:p text:style-name="P34"><text:s text:c="10"/>if(FFLUSH==1 &amp;&amp; flush(NULL)!=0){</text:p>
            <text:p text:style-name="P34"><text:s text:c="13"/>perror("Error en flush");</text:p>
            <text:p text:style-name="P34"><text:s text:c="9"/>}</text:p>
            <text:p text:style-name="P34"><text:s text:c="4"/>} <text:s text:c="7"/></text:p>
            <text:p text:style-name="P34"><text:s text:c="2"/>if (n == -1) </text:p>
            <text:p text:style-name="P34"><text:s text:c="4"/>perror("read");</text:p>
            <text:p text:style-name="P34"><text:s text:c="2"/>fclose(fdo);</text:p>
            <text:p text:style-name="P34"/>
            <text:p text:style-name="P34"><text:s text:c="2"/>return 1;</text:p>
            <text:p text:style-name="P34">}</text:p>
            <text:p text:style-name="P34"><text:soft-page-break/></text:p>
            <text:p text:style-name="P37">Si se producen diferencias de tiempo ya que con fopen, fread, fwrite no se tiene que vambiar el modo del procesador por lo que te ahorras loa operaciones de cambiar modo, guardar el estado...</text:p>
          </table:table-cell>
        </table:table-row>
      </table:table>
      <text:p text:style-name="Standard"/>
      <text:p text:style-name="Standard"><text:span text:style-name="Strong_20_Emphasis">Ejercicio 5 - vbuf.c</text:span> Estudia, compila y ejecuta el código del fichero <text:span text:style-name="Source_20_Text">vbuf.c</text:span>. A continuación, usa <text:span text:style-name="Source_20_Text">setvbuf</text:span> para probar el efecto de las 3 estrategias de <text:span text:style-name="Emphasis">buffering</text:span> disponibles en la librería estándar: sin <text:span text:style-name="Emphasis">buffer</text:span>, <text:span text:style-name="Emphasis">buffer</text:span> de línea y <text:span text:style-name="Emphasis">buffer</text:span> completo. ¿En qué se diferencia el comportamiento de cada una y por qué? ¿Cuál es la estrategia por defecto cuando escribimos en el terminal?</text:p>
      <table:table table:name="Table7" table:style-name="Table7">
        <table:table-column table:style-name="Table7.A"/>
        <table:table-row table:style-name="Table7.1">
          <table:table-cell table:style-name="Table7.A1" office:value-type="string">
            <text:p text:style-name="P36">#include &lt;stdio.h&gt;</text:p>
            <text:p text:style-name="P36">#include &lt;unistd.h&gt;</text:p>
            <text:p text:style-name="P36"/>
            <text:p text:style-name="P36">#ifndef BUF_MODE</text:p>
            <text:p text:style-name="P36">#define BUF_MODE 0</text:p>
            <text:p text:style-name="P36">#endif</text:p>
            <text:p text:style-name="P36"/>
            <text:p text:style-name="P36">int main() {</text:p>
            <text:p text:style-name="P36"><text:s text:c="2"/>int i = 0;</text:p>
            <text:p text:style-name="P36"><text:s text:c="2"/>// setvbuf(stdout,(char*)NULL,_IONBF,BUFSIZ);</text:p>
            <text:p text:style-name="P36"><text:s text:c="2"/>switch(BUF_MODE) {</text:p>
            <text:p text:style-name="P36"><text:s text:c="4"/>case 1:</text:p>
            <text:p text:style-name="P36">/*******************************************************************************/</text:p>
            <text:p text:style-name="P36"><text:s text:c="8"/>setvbuf(stdout,(char*)NULL,_IONBF,BUFSIZ);</text:p>
            <text:p text:style-name="P36">/*******************************************************************************/</text:p>
            <text:p text:style-name="P36"><text:s text:c="8"/>break;</text:p>
            <text:p text:style-name="P36"><text:s text:c="4"/>case 2:</text:p>
            <text:p text:style-name="P36">/*******************************************************************************/</text:p>
            <text:p text:style-name="P36"><text:s text:c="9"/>setvbuf(stdout,(char*)NULL,_IOLBF,BUFSIZ);</text:p>
            <text:p text:style-name="P36">/*******************************************************************************/</text:p>
            <text:p text:style-name="P36"><text:s text:c="8"/>break;</text:p>
            <text:p text:style-name="P36"><text:s text:c="4"/>case 3:</text:p>
            <text:p text:style-name="P36">/*******************************************************************************/</text:p>
            <text:p text:style-name="P36"><text:s text:c="9"/>setvbuf(stdout,(char*)NULL,_IOFBF,BUFSIZ);</text:p>
            <text:p text:style-name="P36">/*******************************************************************************/</text:p>
            <text:p text:style-name="P36"><text:s text:c="8"/>break;</text:p>
            <text:p text:style-name="P36"><text:s text:c="4"/>default:</text:p>
            <text:p text:style-name="P36"><text:s text:c="8"/>break;</text:p>
            <text:p text:style-name="P36"><text:s text:c="2"/>} </text:p>
            <text:p text:style-name="P36"><text:s text:c="2"/>for (i = 0; i&lt; 5; i++) {</text:p>
            <text:p text:style-name="P36"><text:s text:c="4"/>printf("Esta es la ");</text:p>
            <text:p text:style-name="P36"><text:s text:c="4"/>sleep(1);</text:p>
            <text:p text:style-name="P36"><text:s text:c="4"/>printf("Linea %d\n", i);</text:p>
            <text:p text:style-name="P36"><text:s text:c="4"/>getc(stdin);</text:p>
            <text:p text:style-name="P36"><text:soft-page-break/><text:s text:c="2"/>}</text:p>
            <text:p text:style-name="P36"><text:s text:c="2"/>printf("Final\n");</text:p>
            <text:p text:style-name="P36"><text:s text:c="2"/>return 0;</text:p>
            <text:p text:style-name="P36">}</text:p>
            <text:p text:style-name="P36"/>
            <text:p text:style-name="P17"><text:span text:style-name="T7">_IOFBF: </text:span><text:span text:style-name="T6">Cuando un acumulador esté vacío, la siguiente operación intentará llenar el acumulador completamente. En salida, el acumulador será completamente llenado antes de cualquier dato sea escrito en el fichero.</text:span></text:p>
            <text:p text:style-name="P17"><text:span text:style-name="T7">_IOLBF: </text:span><text:span text:style-name="T6">Cuando un acumulador esté vacío, la siguiente operación intentará llenar el acumulador completamente. En salida, sin embargo, el acumulador será transmitido y despejado en cuanto un carácter de línea nueva sea escrito en el fichero.</text:span></text:p>
            <text:p text:style-name="P17"><text:span text:style-name="T7">_IONBF: </text:span><text:span text:style-name="T6">Los parámetros </text:span><text:span text:style-name="T7">acumulador</text:span><text:span text:style-name="T6"> y </text:span><text:span text:style-name="T7">tama</text:span><text:span text:style-name="T8">ñ</text:span><text:span text:style-name="T7">o</text:span><text:span text:style-name="T6"> son ignorados. Cada operación de entrada leerá directamente desde el fichero, y cada operación de salida inmediatamente escribirá los datos al fichero.</text:span></text:p>
          </table:table-cell>
        </table:table-row>
      </table:table>
      <text:p text:style-name="P26"/>
      <text:p text:style-name="Standard"><text:span text:style-name="Strong_20_Emphasis">Ejercicio 6 - copyBuf.c</text:span> Estudia, compila y ejecuta el código del fichero <text:span text:style-name="Source_20_Text">copyBuf.c</text:span> que copia un fichero byte a byte usando la librería estándar. Compara el tiempo de ejecución (usando <text:span text:style-name="Source_20_Text">time</text:span>) con el código de <text:span text:style-name="Source_20_Text">fcopia.c</text:span> con tamaño de copia de 1 byte. ¿Hay diferencias de tiempo? ¿Por qué?</text:p>
      <table:table table:name="Table8" table:style-name="Table8">
        <table:table-column table:style-name="Table8.A"/>
        <table:table-row table:style-name="Table8.1">
          <table:table-cell table:style-name="Table8.A1" office:value-type="string">
            <text:p text:style-name="Preformatted_20_Text">#include &lt;stdio.h&gt;</text:p>
            <text:p text:style-name="Preformatted_20_Text">#include &lt;stdlib.h&gt;</text:p>
            <text:p text:style-name="Preformatted_20_Text">#include &lt;sys/stat.h&gt;</text:p>
            <text:p text:style-name="Preformatted_20_Text"/>
            <text:p text:style-name="Preformatted_20_Text">int main(int argc, char **argv) {</text:p>
            <text:p text:style-name="Preformatted_20_Text"><text:s text:c="2"/>if (argc != 3) {</text:p>
            <text:p text:style-name="Preformatted_20_Text"><text:s text:c="4"/>printf("Uso: %s fichero-a-copiar fichero-destino\n", argv[0]);</text:p>
            <text:p text:style-name="Preformatted_20_Text"><text:s text:c="4"/>exit(1);</text:p>
            <text:p text:style-name="Preformatted_20_Text"><text:s text:c="2"/>} <text:s text:c="3"/></text:p>
            <text:p text:style-name="Preformatted_20_Text"><text:s text:c="2"/>FILE* fp = fopen(argv[1], "r");</text:p>
            <text:p text:style-name="Preformatted_20_Text"><text:s text:c="2"/>FILE* fpo = fopen(argv[2], "w");</text:p>
            <text:p text:style-name="Preformatted_20_Text"><text:s text:c="2"/>int ch;</text:p>
            <text:p text:style-name="Preformatted_20_Text"><text:s text:c="2"/>struct stat stats;</text:p>
            <text:p text:style-name="Preformatted_20_Text"/>
            <text:p text:style-name="Preformatted_20_Text"><text:s text:c="2"/>if (fp == NULL) {</text:p>
            <text:p text:style-name="Preformatted_20_Text"><text:s text:c="4"/>perror("fopen"); return 1;</text:p>
            <text:p text:style-name="Preformatted_20_Text"><text:s text:c="2"/>}</text:p>
            <text:p text:style-name="Preformatted_20_Text"/>
            <text:p text:style-name="Preformatted_20_Text"><text:s text:c="2"/>if (fstat(fileno(fp), &amp;stats) == -1) { // POSIX only</text:p>
            <text:p text:style-name="Preformatted_20_Text"><text:s text:c="4"/>perror("fstat"); return 1;</text:p>
            <text:p text:style-name="Preformatted_20_Text"><text:s text:c="2"/>}</text:p>
            <text:p text:style-name="Preformatted_20_Text"/>
            <text:p text:style-name="Preformatted_20_Text"><text:s text:c="2"/>printf("BUFSIZ is %d, but optimal block size is %ld\n", BUFSIZ, stats.st_blksize);</text:p>
            <text:p text:style-name="Preformatted_20_Text"><text:s text:c="2"/>if (setvbuf(fp, NULL, _IOFBF, stats.st_blksize) != 0) {</text:p>
            <text:p text:style-name="Preformatted_20_Text"><text:s text:c="4"/>perror("setvbuf failed"); // POSIX version sets errno</text:p>
            <text:p text:style-name="Preformatted_20_Text"><text:s text:c="4"/>return 1;</text:p>
            <text:p text:style-name="Preformatted_20_Text"><text:s text:c="2"/>}</text:p>
            <text:p text:style-name="Preformatted_20_Text"/>
            <text:p text:style-name="Preformatted_20_Text"><text:s text:c="2"/>while ((ch=fgetc(fp)) != EOF) fwrite(&amp;ch,1,1,fpo);</text:p>
            <text:p text:style-name="Preformatted_20_Text"/>
            <text:p text:style-name="Preformatted_20_Text"><text:s text:c="2"/>fclose(fp);</text:p>
            <text:p text:style-name="Preformatted_20_Text"><text:s text:c="2"/>fclose(fpo);</text:p>
            <text:p text:style-name="P24"><text:soft-page-break/>}</text:p>
            <text:p text:style-name="P24"/>
            <text:p text:style-name="P25">Si si hay diferencias el <text:span text:style-name="Strong_20_Emphasis">fcopia.c</text:span> es mas lento que el <text:span text:style-name="Strong_20_Emphasis">copyBuf.c <text:s text:c="2"/></text:span></text:p>
            <text:p text:style-name="P21">ya que el copyBuf calcula el tamaño de bloque optimo y al realizar copias de dichos bloques, tarda menos en cioar el archivo.</text:p>
          </table:table-cell>
        </table:table-row>
      </table:table>
      <text:p text:style-name="P1"><text:span text:style-name="T5">Ejercicio 3.</text:span> Crea un <text:span text:style-name="T5">makefile</text:span> que compile todos los ejemplos del directorio de modo que se generen ejecutables con el mismo nombre que el fuente, pero con extensión <text:span text:style-name="T5">.elf</text:span>. El <text:span text:style-name="T5">makefile</text:span> deberá incluir una regla <text:span text:style-name="T5">clean</text:span> que borre todos los ficheros <text:span text:style-name="T5">.o</text:span> y <text:span text:style-name="T5">.elf</text:span> generados.</text:p>
      <table:table table:name="Tabla1" table:style-name="Tabla1">
        <table:table-column table:style-name="Tabla1.A"/>
        <table:table-row table:style-name="Tabla1.1">
          <table:table-cell table:style-name="Tabla1.A1" office:value-type="string">
            <text:p text:style-name="P10">CC = gcc</text:p>
            <text:p text:style-name="P18">CFLAGS = -g -Wall -Werror</text:p>
            <text:p text:style-name="P18"/>
            <text:p text:style-name="P18">all: <text:span text:style-name="T16">copia</text:span>.elf <text:span text:style-name="T16">copyBuf</text:span>.elf <text:span text:style-name="T16">fcopia</text:span>.elf <text:span text:style-name="T16">mmap.c vbuf.c</text:span></text:p>
            <text:p text:style-name="P18"/>
            <text:p text:style-name="P18">%.elf: %.o</text:p>
            <text:p text:style-name="P18"><text:tab/>$(CC) $(CFLAGS) $^ -o $@</text:p>
            <text:p text:style-name="P18"/>
            <text:p text:style-name="P18">&amp;.o: %.c</text:p>
            <text:p text:style-name="P18"><text:tab/>$(CC) -c $&lt; -o $@</text:p>
            <text:p text:style-name="P18"/>
            <text:p text:style-name="P18">.PHONY: clean</text:p>
            <text:p text:style-name="P18"/>
            <text:p text:style-name="P18"/>
            <text:p text:style-name="P18">clean:</text:p>
            <text:p text:style-name="P18"><text:tab/>rm -f *.o *.elf</text:p>
            <text:p text:style-name="P10"/>
            <text:p text:style-name="P10"/>
            <text:p text:style-name="P10"/>
            <text:p text:style-name="P10"/>
          </table:table-cell>
        </table:table-row>
      </table:table>
      <text:p text:style-name="P22"/>
      <text:p text:style-name="P22">Compilación y Entrega</text:p>
      <text:p text:style-name="P1">Entrega este documento exportado a PDF con las respuestas a las cuestiones y por otro lado el código fuente de todos los ejercicios, comprimido como .zi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ans-serif"/>
    <style:font-face style:name="Droid Sans Mono" svg:font-family="'Droid Sans Mono', monospace, monospace, 'Droid Sans Fallback'"/>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none" style:letter-kerning="false" style:font-name-asian="Calibri2" style:font-size-asian="12pt" style:language-asian="zh" style:country-asian="CN" style:font-name-complex="Calib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none" style:letter-kerning="false" style:font-name-asian="Calibri2" style:font-size-asian="12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color="#ff0000" style:font-name="Cambria" fo:font-family="Cambria" style:font-family-generic="roman" style:font-pitch="variable" fo:font-size="18pt" style:font-name-asian="Cambria1" style:font-family-asian="Cambria" style:font-family-generic-asian="system" style:font-pitch-asian="variable" style:font-size-asian="18pt" style:font-name-complex="Cambria1" style:font-family-complex="Cambri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text-align="justify" style:justify-single-word="false" fo:keep-together="always" fo:keep-with-next="always"/>
      <style:text-properties fo:color="#4a86e8" style:font-name="Cambria" fo:font-family="Cambria" style:font-family-generic="roman" style:font-pitch="variable" fo:font-size="16pt" style:font-name-asian="Cambria1" style:font-family-asian="Cambria" style:font-family-generic-asian="system" style:font-pitch-asian="variable" style:font-size-asian="16pt" style:font-name-complex="Cambria1" style:font-family-complex="Cambria"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38761d" style:font-name="Cambria" fo:font-family="Cambria" style:font-family-generic="roman" style:font-pitch="variable" fo:font-size="14pt" style:font-name-asian="Cambria1" style:font-family-asian="Cambria" style:font-family-generic-asian="system" style:font-pitch-asian="variable" style:font-size-asian="14pt" style:font-name-complex="Cambria1" style:font-family-complex="Cambria"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9" style:family="table">
      <style:table-properties style:width="17.621cm" fo:margin-top="0cm" fo:margin-bottom="0cm" table:align="center"/>
    </style:style>
    <style:style style:name="Table9.A" style:family="table-column">
      <style:table-column-properties style:column-width="17.621cm"/>
    </style:style>
    <style:style style:name="Table9.1" style:family="table-row">
      <style:table-row-properties style:min-row-height="1.852cm" fo:keep-together="auto"/>
    </style:style>
    <style:style style:name="Table9.A1" style:family="table-cell">
      <style:table-cell-properties style:vertical-align="middle" fo:padding="0.176cm" fo:border="1pt solid #000000"/>
    </style:style>
    <style:style style:name="Table9.2" style:family="table-row">
      <style:table-row-properties fo:keep-together="auto"/>
    </style:style>
    <style:style style:name="Table9.A2" style:family="table-cell">
      <style:table-cell-properties fo:padding="0.176cm" fo:border="1pt solid #000000"/>
    </style:style>
    <style:style style:name="MP1" style:family="paragraph" style:parent-style-name="Standard">
      <style:text-properties officeooo:paragraph-rsid="00259d0f"/>
    </style:style>
    <style:style style:name="MP2" style:family="paragraph" style:parent-style-name="Standard">
      <style:paragraph-properties fo:text-align="end" style:justify-single-word="false"/>
    </style:style>
    <style:style style:name="MP3" style:family="paragraph" style:parent-style-name="Standard">
      <style:paragraph-properties fo:margin-top="0cm" fo:margin-bottom="0cm" loext:contextual-spacing="false" fo:line-height="115%" fo:text-align="center" style:justify-single-word="false" fo:orphans="0" fo:widows="0"/>
      <style:text-properties style:font-name="Arial" fo:font-size="11pt" style:font-name-asian="Arial1" style:font-size-asian="11pt" style:font-name-complex="Arial1" style:font-size-complex="11pt"/>
    </style:style>
    <style:style style:name="MP4" style:family="paragraph" style:parent-style-name="Standard">
      <style:paragraph-properties fo:margin-top="0cm" fo:margin-bottom="0cm" loext:contextual-spacing="false" fo:line-height="100%" fo:text-align="start" style:justify-single-word="false" fo:orphans="0" fo:widows="0"/>
      <style:text-properties style:font-name="Arial" fo:font-size="10pt" style:font-name-asian="Arial1" style:font-size-asian="10pt" style:font-name-complex="Arial1" style:font-size-complex="10pt"/>
    </style:style>
    <style:style style:name="MP5" style:family="paragraph" style:parent-style-name="Standard">
      <style:paragraph-properties fo:margin-top="0cm" fo:margin-bottom="0cm" loext:contextual-spacing="false" fo:line-height="100%" fo:text-align="center" style:justify-single-word="false" fo:orphans="0" fo:widows="0"/>
      <style:text-properties style:font-name="Arial" fo:font-size="10pt" fo:font-weight="bold" style:font-name-asian="Arial1" style:font-size-asian="10pt" style:font-weight-asian="bold" style:font-name-complex="Arial1" style:font-size-complex="10pt"/>
    </style:style>
    <style:style style:name="MP6" style:family="paragraph" style:parent-style-name="Standard">
      <style:paragraph-properties fo:margin-top="0cm" fo:margin-bottom="0cm" loext:contextual-spacing="false" fo:line-height="100%" fo:text-align="start" style:justify-single-word="false" fo:orphans="0" fo:widows="0"/>
    </style:style>
    <style:style style:name="MP7" style:family="paragraph" style:parent-style-name="Standard">
      <style:paragraph-properties fo:margin-top="0cm" fo:margin-bottom="0cm" loext:contextual-spacing="false" fo:line-height="100%" fo:text-align="start" style:justify-single-word="false" fo:orphans="0" fo:widows="0"/>
      <style:text-properties style:font-name="Consolas" fo:font-size="10pt" style:font-name-asian="Consolas1" style:font-size-asian="10pt" style:font-name-complex="Consolas1" style:font-size-complex="10pt"/>
    </style:style>
    <style:style style:name="MP8" style:family="paragraph" style:parent-style-name="Standard">
      <style:paragraph-properties fo:margin-top="0cm" fo:margin-bottom="0cm" loext:contextual-spacing="false" fo:line-height="100%"/>
    </style:style>
    <style:style style:name="MT1" style:family="text">
      <style:text-properties style:font-name="Consolas" fo:font-size="10pt" fo:font-weight="bold" style:font-name-asian="Consolas1" style:font-size-asian="10pt" style:font-weight-asian="bold" style:font-name-complex="Consolas1" style:font-size-complex="10pt"/>
    </style:style>
    <style:style style:name="MT2" style:family="text">
      <style:text-properties style:font-name="Consolas" fo:font-size="10pt" fo:font-weight="bold" officeooo:rsid="002ae4c4" style:font-name-asian="Consolas1" style:font-size-asian="10pt" style:font-weight-asian="bold" style:font-name-complex="Consolas1" style:font-size-complex="10pt"/>
    </style:style>
    <style:style style:name="MT3" style:family="text">
      <style:text-properties style:font-name="Consolas" fo:font-size="10pt" style:font-name-asian="Consolas1" style:font-size-asian="10pt" style:font-name-complex="Consolas1" style:font-size-complex="10pt"/>
    </style:style>
    <style:style style:name="M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7cm" fo:margin-bottom="1.27cm" fo:margin-left="1.905cm" fo:margin-right="1.905cm" fo:background-color="#ffffff" style:writing-mode="lr-tb" style:layout-grid-color="#c0c0c0" style:layout-grid-lines="2589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635cm" fo:margin-left="0cm" fo:margin-right="0cm" fo:margin-top="0.534cm" style:dynamic-spacing="true"/>
      </style:footer-style>
    </style:page-layout>
  </office:automatic-styles>
  <office:master-styles>
    <style:master-page style:name="Standard" style:page-layout-name="Mpm1">
      <style:header>
        <text:p text:style-name="MP1"/>
      </style:header>
      <style:footer>
        <text:p text:style-name="MP2"><text:page-number text:select-page="current">8</text:page-number></text:p>
      </style:footer>
    </style:master-page>
    <style:master-page style:name="First_20_Page" style:display-name="First Page" style:page-layout-name="Mpm1" style:next-style-name="Standard">
      <style:header>
        <text:p text:style-name="MP3"/>
        <table:table table:name="Table9" table:style-name="Table9">
          <table:table-column table:style-name="Table9.A"/>
          <table:table-row table:style-name="Table9.1">
            <table:table-cell table:style-name="Table9.A1" office:value-type="string">
              <text:p text:style-name="MP4"><draw:frame draw:style-name="Mfr1" draw:name="image1.png" text:anchor-type="char" svg:x="0cm" svg:y="0.185cm" svg:width="1.124cm" svg:height="1.272cm" draw:z-index="0"><draw:image xlink:href="Pictures/100000000000006900000078647D85B44F0C34F9.png" xlink:type="simple" xlink:show="embed" xlink:actuate="onLoad" loext:mime-type="image/png"/></draw:frame></text:p>
              <text:p text:style-name="MP5">AMPLIACIÓN DE SISTEMAS OPERATIVOS - HOJA DE EJERCICIOS</text:p>
              <text:p text:style-name="MP5">Hoja de Ejercicios 1.5</text:p>
            </table:table-cell>
          </table:table-row>
          <table:table-row table:style-name="Table9.2">
            <table:table-cell table:style-name="Table9.A2" office:value-type="string">
              <text:p text:style-name="MP6"><text:span text:style-name="MT1">Nombre y Apellidos:</text:span><text:span text:style-name="MT2">Badr Guaitoune Akdi</text:span><text:span text:style-name="MT3"> <text:line-break/></text:span><text:span text:style-name="MT1">Nombre y Apellidos:</text:span><text:span text:style-name="MT2">Danel Ledesma Ventura</text:span></text:p>
              <text:p text:style-name="MP7"/>
              <text:p text:style-name="MP6"><text:span text:style-name="MT1">Grupo:</text:span><text:span text:style-name="MT2">3D</text:span></text:p>
            </table:table-cell>
          </table:table-row>
        </table:table>
        <text:p text:style-name="MP8"/>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3-15T17:52:35.969751016</dc:date>
    <meta:editing-duration>PT7H18M27S</meta:editing-duration>
    <meta:editing-cycles>7</meta:editing-cycles>
    <meta:document-statistic meta:table-count="10" meta:image-count="1" meta:object-count="0" meta:page-count="8" meta:paragraph-count="279" meta:word-count="1545" meta:character-count="10795" meta:non-whitespace-character-count="9011"/>
  </office:meta>
</office:document-meta>
</file>